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00000008F896351A747004121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7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8cm" svg:x="1cm" svg:y="8.479cm">
          <draw:image xlink:href="Pictures/1000000000001000000008F896351A747004121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8T11:15:23.336000000</dc:date>
    <meta:editing-duration>PT9H52M24S</meta:editing-duration>
    <meta:editing-cycles>1</meta:editing-cycles>
    <meta:document-statistic meta:object-count="1"/>
    <meta:generator>LibreOffice/7.3.3.2$Windows_X86_64 LibreOffice_project/d1d0ea68f081ee2800a922cac8f79445e4603348</meta:generator>
  </office:meta>
</office:document-meta>
</file>